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intention was to get the hold the usb drivers. The very reference for this was the notes from the LDD class. While I got the overview of what usb driver is, the next step is to understand the code flow. For this referred the sysplay's usb driver code templates. It creates the usb serial driver. Much of the confusion is caused by wide variety of usb related data structures in kernel. So, the idea of this document is to list down the steps for writing the bare minimal usb to serial driver.</text:p>
      <text:p text:style-name="Standard"/>
      <text:list xml:id="list712151777" text:style-name="L1">
        <text:list-item>
          <text:p text:style-name="P1">First thing of course is register the usb_driver structure with usb core. For this, we declare a variable of type struct usb_driver. It contains the fields such as probe, disconnect, id_table and name. id_table is of type struct usb_device_id. These steps are shown as below:</text:p>
        </text:list-item>
      </text:list>
      <text:p text:style-name="Standard"><text:tab/></text:p>
      <text:p text:style-name="Standard"><text:tab/>/* Table of devices that work with this driver */</text:p>
      <text:p text:style-name="Standard">static struct usb_device_id ddk_table[] =</text:p>
      <text:p text:style-name="Standard">{</text:p>
      <text:p text:style-name="Standard"><text:s text:c="8"/>{</text:p>
      <text:p text:style-name="Standard"><text:s text:c="16"/>USB_DEVICE(DDK_VENDOR_ID, DDK_PRODUCT_ID)</text:p>
      <text:p text:style-name="Standard"><text:s text:c="8"/>},</text:p>
      <text:p text:style-name="Standard"><text:s text:c="8"/>{} /* Terminating entry */</text:p>
      <text:p text:style-name="Standard">};</text:p>
      <text:p text:style-name="Standard">MODULE_DEVICE_TABLE (usb, ddk_table);</text:p>
      <text:p text:style-name="Standard"/>
      <text:p text:style-name="Standard">static struct usb_driver ddk_driver =</text:p>
      <text:p text:style-name="Standard">{</text:p>
      <text:p text:style-name="Standard"><text:s text:c="8"/>.name = "ddk_u2s",</text:p>
      <text:p text:style-name="Standard"><text:s text:c="8"/>.probe = ddk_probe,</text:p>
      <text:p text:style-name="Standard"><text:s text:c="8"/>.disconnect = ddk_disconnect,</text:p>
      <text:p text:style-name="Standard"><text:s text:c="8"/>.id_table = ddk_table,</text:p>
      <text:p text:style-name="Standard">};</text:p>
      <text:p text:style-name="Standard"/>
      <text:p text:style-name="Standard">static int __init ddk_init(void)</text:p>
      <text:p text:style-name="Standard">{</text:p>
      <text:p text:style-name="Standard"><text:s text:c="8"/>int result;</text:p>
      <text:p text:style-name="Standard"/>
      <text:p text:style-name="Standard"><text:s text:c="8"/>/* Register this driver with the USB subsystem */</text:p>
      <text:p text:style-name="Standard"><text:s text:c="8"/>if ((result = usb_register(&amp;ddk_driver)))</text:p>
      <text:p text:style-name="Standard"><text:s text:c="8"/>{</text:p>
      <text:p text:style-name="Standard"><text:s text:c="16"/>printk(KERN_ERR "usb_register failed. Error number %d\n", result);</text:p>
      <text:p text:style-name="Standard"><text:s text:c="8"/>}</text:p>
      <text:p text:style-name="Standard"><text:s text:c="8"/>printk(KERN_INFO "DDK usb_registered\n");</text:p>
      <text:p text:style-name="Standard"><text:s text:c="8"/>return result;</text:p>
      <text:p text:style-name="Standard">}</text:p>
      <text:p text:style-name="Standard"/>
      <text:p text:style-name="Standard">2. Next step is to register a character vertical for this driver. This is done in probe. Probe contains 2 arguments – struct usb_interface *interface and struct usb_device_id *id. The first thing to do over here is to get the current alternate settings for the interface. This is done with struct usb_host_interface *iface_desc = interface-&gt;cur_alt_s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9:33:06</meta:creation-date>
    <dc:date>2016-09-05T19:52:54</dc:date>
    <meta:editing-duration>PT4M7S</meta:editing-duration>
    <meta:editing-cycles>1</meta:editing-cycles>
    <meta:document-statistic meta:table-count="0" meta:image-count="0" meta:object-count="0" meta:page-count="1" meta:paragraph-count="31" meta:word-count="277" meta:character-count="1861" meta:non-whitespace-character-count="1469"/>
    <meta:generator>LibreOffice/3.5$Linux_X86_64 LibreOffice_project/350m1$Build-2</meta:generator>
  </office:meta>
</office:document-meta>
</file>